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7-08 22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7384" calcext:value-type="float">
            <text:p>4.9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5-08 21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8784" calcext:value-type="float">
            <text:p>4.74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2-13 22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10-31 0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7-10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4-18 0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4-02-15 01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11-17 19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6-2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4-26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5992" calcext:value-type="float">
            <text:p>3.7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904" calcext:value-type="float">
            <text:p>3.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8184" calcext:value-type="float">
            <text:p>3.7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428" calcext:value-type="float">
            <text:p>3.7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3424" calcext:value-type="float">
            <text:p>3.7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5616" calcext:value-type="float">
            <text:p>3.7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8664" calcext:value-type="float">
            <text:p>3.7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1712" calcext:value-type="float">
            <text:p>3.7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476" calcext:value-type="float">
            <text:p>3.7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0856" calcext:value-type="float">
            <text:p>3.8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6096" calcext:value-type="float">
            <text:p>3.81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524" calcext:value-type="float">
            <text:p>3.8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1336" calcext:value-type="float">
            <text:p>3.8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4384" calcext:value-type="float">
            <text:p>3.8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37432" calcext:value-type="float">
            <text:p>3.8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6576" calcext:value-type="float">
            <text:p>3.84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1-31 19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864" calcext:value-type="float">
            <text:p>3.86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1816" calcext:value-type="float">
            <text:p>3.8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7912" calcext:value-type="float">
            <text:p>3.86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4008" calcext:value-type="float">
            <text:p>3.8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3152" calcext:value-type="float">
            <text:p>3.8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62" calcext:value-type="float">
            <text:p>3.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4968" calcext:value-type="float">
            <text:p>3.93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4592" calcext:value-type="float">
            <text:p>3.97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1544" calcext:value-type="float">
            <text:p>3.97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0-05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8976" calcext:value-type="float">
            <text:p>3.99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5552" calcext:value-type="float">
            <text:p>4.0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7264" calcext:value-type="float">
            <text:p>4.01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2024" calcext:value-type="float">
            <text:p>4.00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9832" calcext:value-type="float">
            <text:p>3.9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7576" calcext:value-type="float">
            <text:p>4.22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6-28 16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4024" calcext:value-type="float">
            <text:p>4.76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392" calcext:value-type="float">
            <text:p>4.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4256" calcext:value-type="float">
            <text:p>4.33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3568" calcext:value-type="float">
            <text:p>4.1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616" calcext:value-type="float">
            <text:p>4.16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2712" calcext:value-type="float">
            <text:p>4.17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4-06 22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1856" calcext:value-type="float">
            <text:p>4.18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148" calcext:value-type="float">
            <text:p>4.22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4152" calcext:value-type="float">
            <text:p>4.26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3296" calcext:value-type="float">
            <text:p>4.27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4632" calcext:value-type="float">
            <text:p>4.29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2-02 22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168" calcext:value-type="float">
            <text:p>4.3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8096" calcext:value-type="float">
            <text:p>4.57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0-21 19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5048" calcext:value-type="float">
            <text:p>4.57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4568" calcext:value-type="float">
            <text:p>4.5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6-29 18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5152" calcext:value-type="float">
            <text:p>4.64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6424" calcext:value-type="float">
            <text:p>4.91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0224" calcext:value-type="float">
            <text:p>4.8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9056" calcext:value-type="float">
            <text:p>4.63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2104" calcext:value-type="float">
            <text:p>4.64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5904" calcext:value-type="float">
            <text:p>4.5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4-06 22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7784" calcext:value-type="float">
            <text:p>4.36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9808" calcext:value-type="float">
            <text:p>4.5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8576" calcext:value-type="float">
            <text:p>4.60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252" calcext:value-type="float">
            <text:p>4.92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2-12 21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1352" calcext:value-type="float">
            <text:p>4.72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2648" calcext:value-type="float">
            <text:p>4.42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4464" calcext:value-type="float">
            <text:p>4.47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436" calcext:value-type="float">
            <text:p>4.4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3024" calcext:value-type="float">
            <text:p>4.38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9976" calcext:value-type="float">
            <text:p>4.3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0664" calcext:value-type="float">
            <text:p>4.5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108" calcext:value-type="float">
            <text:p>4.83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1432" calcext:value-type="float">
            <text:p>5.3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3104" calcext:value-type="float">
            <text:p>5.0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6784" calcext:value-type="float">
            <text:p>3.98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292" calcext:value-type="float">
            <text:p>4.31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462573913044" calcext:value-type="float">
            <text:p>4.7746257391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53496" calcext:value-type="float">
            <text:p>4.905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900929032258" calcext:value-type="float">
            <text:p>4.929009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30374193548" calcext:value-type="float">
            <text:p>4.88830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585780645161" calcext:value-type="float">
            <text:p>4.515857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979716129032" calcext:value-type="float">
            <text:p>4.07979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941548387097" calcext:value-type="float">
            <text:p>4.0494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544774193548" calcext:value-type="float">
            <text:p>4.135447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28137931035" calcext:value-type="float">
            <text:p>4.248281379310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74064516129" calcext:value-type="float">
            <text:p>4.3527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72864516129" calcext:value-type="float">
            <text:p>4.46728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71688" calcext:value-type="float">
            <text:p>4.62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32725" calcext:value-type="float">
            <text:p>4.90432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1436" calcext:value-type="float">
            <text:p>4.63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18735483871" calcext:value-type="float">
            <text:p>4.59618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85625806452" calcext:value-type="float">
            <text:p>4.7738562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210993548387" calcext:value-type="float">
            <text:p>4.542109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128361290323" calcext:value-type="float">
            <text:p>4.051283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692283870968" calcext:value-type="float">
            <text:p>3.966922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683019354839" calcext:value-type="float">
            <text:p>4.036830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829828571429" calcext:value-type="float">
            <text:p>4.128298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271825" calcext:value-type="float">
            <text:p>4.2227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401883870968" calcext:value-type="float">
            <text:p>4.3540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86192" calcext:value-type="float">
            <text:p>4.598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88605" calcext:value-type="float">
            <text:p>4.59886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7736" calcext:value-type="float">
            <text:p>4.23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294916129032" calcext:value-type="float">
            <text:p>4.1529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585187096774" calcext:value-type="float">
            <text:p>4.615851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45470967742" calcext:value-type="float">
            <text:p>4.49845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184464516129" calcext:value-type="float">
            <text:p>4.0418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466735483871" calcext:value-type="float">
            <text:p>3.8646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659455483871" calcext:value-type="float">
            <text:p>3.865945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136085714286" calcext:value-type="float">
            <text:p>3.921360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297275" calcext:value-type="float">
            <text:p>3.97297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14224516129" calcext:value-type="float">
            <text:p>4.031422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2552" calcext:value-type="float">
            <text:p>4.09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4225" calcext:value-type="float">
            <text:p>4.1424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82136" calcext:value-type="float">
            <text:p>4.19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920696774194" calcext:value-type="float">
            <text:p>4.249206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333058064516" calcext:value-type="float">
            <text:p>4.35333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313419354839" calcext:value-type="float">
            <text:p>4.1831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603819354839" calcext:value-type="float">
            <text:p>3.79603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1911418181818" calcext:value-type="float">
            <text:p>3.7191141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968" calcext:value-type="float">
            <text:p>3.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779638709677" calcext:value-type="float">
            <text:p>3.82779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9596" calcext:value-type="float">
            <text:p>3.879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24915" calcext:value-type="float">
            <text:p>3.9324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3576" calcext:value-type="float">
            <text:p>3.9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540748387097" calcext:value-type="float">
            <text:p>3.98540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002875" calcext:value-type="float">
            <text:p>4.040028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92048" calcext:value-type="float">
            <text:p>3.899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97290322581" calcext:value-type="float">
            <text:p>3.752972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173522580645" calcext:value-type="float">
            <text:p>3.73173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085032258065" calcext:value-type="float">
            <text:p>3.730850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826314285714" calcext:value-type="float">
            <text:p>3.738263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9045" calcext:value-type="float">
            <text:p>3.789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449393548387" calcext:value-type="float">
            <text:p>3.80449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226141935484" calcext:value-type="float">
            <text:p>3.81226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35638709677" calcext:value-type="float">
            <text:p>3.7363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03656" calcext:value-type="float">
            <text:p>3.890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553419354839" calcext:value-type="float">
            <text:p>4.335534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075070967742" calcext:value-type="float">
            <text:p>4.58075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35406451613" calcext:value-type="float">
            <text:p>4.50435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333109677419" calcext:value-type="float">
            <text:p>4.013331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691716129032" calcext:value-type="float">
            <text:p>3.89691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434916129032" calcext:value-type="float">
            <text:p>3.92434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547771428571" calcext:value-type="float">
            <text:p>3.985477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1079" calcext:value-type="float">
            <text:p>4.0610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30374193548" calcext:value-type="float">
            <text:p>4.12630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86825" calcext:value-type="float">
            <text:p>4.27986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38344" calcext:value-type="float">
            <text:p>4.313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907380645161" calcext:value-type="float">
            <text:p>4.33907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69024" calcext:value-type="float">
            <text:p>4.476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3266" calcext:value-type="float">
            <text:p>4.033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09648" calcext:value-type="float">
            <text:p>4.010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009212903226" calcext:value-type="float">
            <text:p>4.08009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694257142857" calcext:value-type="float">
            <text:p>4.166942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98890322581" calcext:value-type="float">
            <text:p>4.26198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571922580645" calcext:value-type="float">
            <text:p>4.365719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96608" calcext:value-type="float">
            <text:p>4.49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154890322581" calcext:value-type="float">
            <text:p>4.551548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85832258065" calcext:value-type="float">
            <text:p>4.55685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45729032258" calcext:value-type="float">
            <text:p>4.703457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018916129032" calcext:value-type="float">
            <text:p>4.9301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0112" calcext:value-type="float">
            <text:p>4.96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672088888889" calcext:value-type="float">
            <text:p>4.3567208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43420689655" calcext:value-type="float">
            <text:p>4.459434206896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34064516129" calcext:value-type="float">
            <text:p>4.581340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501883870968" calcext:value-type="float">
            <text:p>4.735018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01856" calcext:value-type="float">
            <text:p>4.99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381548387097" calcext:value-type="float">
            <text:p>4.963815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06735483871" calcext:value-type="float">
            <text:p>4.7790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247406451613" calcext:value-type="float">
            <text:p>4.702474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87915" calcext:value-type="float">
            <text:p>4.80879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91808" calcext:value-type="float">
            <text:p>4.46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12567741936" calcext:value-type="float">
            <text:p>4.078125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77592" calcext:value-type="float">
            <text:p>4.06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109264516129" calcext:value-type="float">
            <text:p>4.121092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253885714286" calcext:value-type="float">
            <text:p>4.20253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3583" calcext:value-type="float">
            <text:p>4.2835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236464516129" calcext:value-type="float">
            <text:p>4.39236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8368" calcext:value-type="float">
            <text:p>4.46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9728" calcext:value-type="float">
            <text:p>3.91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7368" calcext:value-type="float">
            <text:p>4.08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8952" calcext:value-type="float">
            <text:p>4.56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7512" calcext:value-type="float">
            <text:p>4.47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7304" calcext:value-type="float">
            <text:p>4.33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2504" calcext:value-type="float">
            <text:p>4.03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5176" calcext:value-type="float">
            <text:p>4.07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43181101131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484" calcext:value-type="float">
            <text:p>4.43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2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142" meta:object-count="0"/>
    <meta:user-defined meta:name="AppVersion">3.0</meta:user-defined>
  </office:meta>
</office:document-meta>
</file>